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Container.removeAttribute( String att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Container.getSerializableAtt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ttributeContainer.setAttrMap( Map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Container.getAttribute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Container.removeAll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Container.getAttributeNames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Container.setAttribute( String attrName ,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Container.getAtt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Container.getAttribute( String att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